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octo_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style-name="ce1" table:formula="of:=PI()/8" office:value-type="float" office:value="0.392699081698724" calcext:value-type="float">
            <text:p>0.3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nscale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E7]+1" office:value-type="float" office:value="4" calcext:value-type="float">
            <text:p>4</text:p>
          </table:table-cell>
          <table:table-cell table:formula="of:=[.F7]+1" office:value-type="float" office:value="5" calcext:value-type="float">
            <text:p>5</text:p>
          </table:table-cell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7" calcext:value-type="float">
            <text:p>7</text:p>
          </table:table-cell>
          <table:table-cell table:formula="of:=[.I7]+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-SIN(2*PI()/[.$C$4]*([.C7]-1)+[.$C$5])" office:value-type="float" office:value="-0.38268343236509" calcext:value-type="float">
            <text:p>-0.383</text:p>
          </table:table-cell>
          <table:table-cell table:style-name="ce1" table:formula="of:=-SIN(2*PI()/[.$C$4]*([.D7]-1)+[.$C$5])" office:value-type="float" office:value="-0.923879532511287" calcext:value-type="float">
            <text:p>-0.924</text:p>
          </table:table-cell>
          <table:table-cell table:style-name="ce1" table:formula="of:=-SIN(2*PI()/[.$C$4]*([.E7]-1)+[.$C$5])" office:value-type="float" office:value="-0.923879532511287" calcext:value-type="float">
            <text:p>-0.924</text:p>
          </table:table-cell>
          <table:table-cell table:style-name="ce1" table:formula="of:=-SIN(2*PI()/[.$C$4]*([.F7]-1)+[.$C$5])" office:value-type="float" office:value="-0.38268343236509" calcext:value-type="float">
            <text:p>-0.383</text:p>
          </table:table-cell>
          <table:table-cell table:style-name="ce1" table:formula="of:=-SIN(2*PI()/[.$C$4]*([.G7]-1)+[.$C$5])" office:value-type="float" office:value="0.38268343236509" calcext:value-type="float">
            <text:p>0.383</text:p>
          </table:table-cell>
          <table:table-cell table:style-name="ce1" table:formula="of:=-SIN(2*PI()/[.$C$4]*([.H7]-1)+[.$C$5])" office:value-type="float" office:value="0.923879532511286" calcext:value-type="float">
            <text:p>0.924</text:p>
          </table:table-cell>
          <table:table-cell table:style-name="ce1" table:formula="of:=-SIN(2*PI()/[.$C$4]*([.I7]-1)+[.$C$5])" office:value-type="float" office:value="0.923879532511287" calcext:value-type="float">
            <text:p>0.924</text:p>
          </table:table-cell>
          <table:table-cell table:style-name="ce1" table:formula="of:=-SIN(2*PI()/[.$C$4]*([.J7]-1)+[.$C$5])" office:value-type="float" office:value="0.38268343236509" calcext:value-type="float">
            <text:p>0.3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COS(2*PI()/[.$C$4]*([.C$7]-1)+[.$C$5])" office:value-type="float" office:value="0.923879532511287" calcext:value-type="float">
            <text:p>0.924</text:p>
          </table:table-cell>
          <table:table-cell table:style-name="ce1" table:formula="of:=COS(2*PI()/[.$C$4]*([.D$7]-1)+[.$C$5])" office:value-type="float" office:value="0.38268343236509" calcext:value-type="float">
            <text:p>0.383</text:p>
          </table:table-cell>
          <table:table-cell table:style-name="ce1" table:formula="of:=COS(2*PI()/[.$C$4]*([.E$7]-1)+[.$C$5])" office:value-type="float" office:value="-0.38268343236509" calcext:value-type="float">
            <text:p>-0.383</text:p>
          </table:table-cell>
          <table:table-cell table:style-name="ce1" table:formula="of:=COS(2*PI()/[.$C$4]*([.F$7]-1)+[.$C$5])" office:value-type="float" office:value="-0.923879532511287" calcext:value-type="float">
            <text:p>-0.924</text:p>
          </table:table-cell>
          <table:table-cell table:style-name="ce1" table:formula="of:=COS(2*PI()/[.$C$4]*([.G$7]-1)+[.$C$5])" office:value-type="float" office:value="-0.923879532511287" calcext:value-type="float">
            <text:p>-0.924</text:p>
          </table:table-cell>
          <table:table-cell table:style-name="ce1" table:formula="of:=COS(2*PI()/[.$C$4]*([.H$7]-1)+[.$C$5])" office:value-type="float" office:value="-0.38268343236509" calcext:value-type="float">
            <text:p>-0.383</text:p>
          </table:table-cell>
          <table:table-cell table:style-name="ce1" table:formula="of:=COS(2*PI()/[.$C$4]*([.I$7]-1)+[.$C$5])" office:value-type="float" office:value="0.38268343236509" calcext:value-type="float">
            <text:p>0.383</text:p>
          </table:table-cell>
          <table:table-cell table:style-name="ce1" table:formula="of:=COS(2*PI()/[.$C$4]*([.J$7]-1)+[.$C$5])" office:value-type="float" office:value="0.923879532511286" calcext:value-type="float">
            <text:p>0.9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aled values</text:p>
          </table:table-cell>
          <table:table-cell table:number-columns-repeated="8"/>
          <table:table-cell office:value-type="string" calcext:value-type="string">
            <text:p>scale facto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13]+1" office:value-type="float" office:value="2" calcext:value-type="float">
            <text:p>2</text:p>
          </table:table-cell>
          <table:table-cell table:formula="of:=[.D13]+1" office:value-type="float" office:value="3" calcext:value-type="float">
            <text:p>3</text:p>
          </table:table-cell>
          <table:table-cell table:formula="of:=[.E13]+1" office:value-type="float" office:value="4" calcext:value-type="float">
            <text:p>4</text:p>
          </table:table-cell>
          <table:table-cell table:formula="of:=[.F13]+1" office:value-type="float" office:value="5" calcext:value-type="float">
            <text:p>5</text:p>
          </table:table-cell>
          <table:table-cell table:formula="of:=[.G13]+1" office:value-type="float" office:value="6" calcext:value-type="float">
            <text:p>6</text:p>
          </table:table-cell>
          <table:table-cell table:formula="of:=[.H13]+1" office:value-type="float" office:value="7" calcext:value-type="float">
            <text:p>7</text:p>
          </table:table-cell>
          <table:table-cell table:formula="of:=[.I13]+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[.$K14]*-SIN(2*PI()/[.$C$4]*([.C13]-1)+[.$C$5])" office:value-type="float" office:value="-0.414213562373095" calcext:value-type="float">
            <text:p>-0.414</text:p>
          </table:table-cell>
          <table:table-cell table:style-name="ce1" table:formula="of:=[.$K14]*-SIN(2*PI()/[.$C$4]*([.D13]-1)+[.$C$5])" office:value-type="float" office:value="-1" calcext:value-type="float">
            <text:p>-1.000</text:p>
          </table:table-cell>
          <table:table-cell table:style-name="ce1" table:formula="of:=[.$K14]*-SIN(2*PI()/[.$C$4]*([.E13]-1)+[.$C$5])" office:value-type="float" office:value="-1" calcext:value-type="float">
            <text:p>-1.000</text:p>
          </table:table-cell>
          <table:table-cell table:style-name="ce1" table:formula="of:=[.$K14]*-SIN(2*PI()/[.$C$4]*([.F13]-1)+[.$C$5])" office:value-type="float" office:value="-0.414213562373095" calcext:value-type="float">
            <text:p>-0.414</text:p>
          </table:table-cell>
          <table:table-cell table:style-name="ce1" table:formula="of:=[.$K14]*-SIN(2*PI()/[.$C$4]*([.G13]-1)+[.$C$5])" office:value-type="float" office:value="0.414213562373095" calcext:value-type="float">
            <text:p>0.414</text:p>
          </table:table-cell>
          <table:table-cell table:style-name="ce1" table:formula="of:=[.$K14]*-SIN(2*PI()/[.$C$4]*([.H13]-1)+[.$C$5])" office:value-type="float" office:value="1" calcext:value-type="float">
            <text:p>1.000</text:p>
          </table:table-cell>
          <table:table-cell table:style-name="ce1" table:formula="of:=[.$K14]*-SIN(2*PI()/[.$C$4]*([.I13]-1)+[.$C$5])" office:value-type="float" office:value="1" calcext:value-type="float">
            <text:p>1.000</text:p>
          </table:table-cell>
          <table:table-cell table:style-name="ce1" table:formula="of:=[.$K14]*-SIN(2*PI()/[.$C$4]*([.J13]-1)+[.$C$5])" office:value-type="float" office:value="0.414213562373096" calcext:value-type="float">
            <text:p>0.414</text:p>
          </table:table-cell>
          <table:table-cell table:formula="of:=1/MAX([.C8:.J8])" office:value-type="float" office:value="1.08239220029239" calcext:value-type="float">
            <text:p>1.0823922003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[.$K15]*COS(2*PI()/[.$C$4]*([.C$7]-1)+[.$C$5])" office:value-type="float" office:value="1" calcext:value-type="float">
            <text:p>1.000</text:p>
          </table:table-cell>
          <table:table-cell table:style-name="ce1" table:formula="of:=[.$K15]*COS(2*PI()/[.$C$4]*([.D$7]-1)+[.$C$5])" office:value-type="float" office:value="0.414213562373095" calcext:value-type="float">
            <text:p>0.414</text:p>
          </table:table-cell>
          <table:table-cell table:style-name="ce1" table:formula="of:=[.$K15]*COS(2*PI()/[.$C$4]*([.E$7]-1)+[.$C$5])" office:value-type="float" office:value="-0.414213562373095" calcext:value-type="float">
            <text:p>-0.414</text:p>
          </table:table-cell>
          <table:table-cell table:style-name="ce1" table:formula="of:=[.$K15]*COS(2*PI()/[.$C$4]*([.F$7]-1)+[.$C$5])" office:value-type="float" office:value="-1" calcext:value-type="float">
            <text:p>-1.000</text:p>
          </table:table-cell>
          <table:table-cell table:style-name="ce1" table:formula="of:=[.$K15]*COS(2*PI()/[.$C$4]*([.G$7]-1)+[.$C$5])" office:value-type="float" office:value="-1" calcext:value-type="float">
            <text:p>-1.000</text:p>
          </table:table-cell>
          <table:table-cell table:style-name="ce1" table:formula="of:=[.$K15]*COS(2*PI()/[.$C$4]*([.H$7]-1)+[.$C$5])" office:value-type="float" office:value="-0.414213562373096" calcext:value-type="float">
            <text:p>-0.414</text:p>
          </table:table-cell>
          <table:table-cell table:style-name="ce1" table:formula="of:=[.$K15]*COS(2*PI()/[.$C$4]*([.I$7]-1)+[.$C$5])" office:value-type="float" office:value="0.414213562373095" calcext:value-type="float">
            <text:p>0.414</text:p>
          </table:table-cell>
          <table:table-cell table:style-name="ce1" table:formula="of:=[.$K15]*COS(2*PI()/[.$C$4]*([.J$7]-1)+[.$C$5])" office:value-type="float" office:value="1" calcext:value-type="float">
            <text:p>1.000</text:p>
          </table:table-cell>
          <table:table-cell table:formula="of:=1/MAX([.C9:.J9])" office:value-type="float" office:value="1.08239220029239" calcext:value-type="float">
            <text:p>1.0823922003</text:p>
          </table:table-cell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octo_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</text:p>
          </table:table-cell>
          <table:table-cell table:style-name="ce1" table:formula="of:=PI()/4" office:value-type="float" office:value="0.785398163397448" calcext:value-type="float">
            <text:p>0.7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21]+1" office:value-type="float" office:value="2" calcext:value-type="float">
            <text:p>2</text:p>
          </table:table-cell>
          <table:table-cell table:formula="of:=[.D21]+1" office:value-type="float" office:value="3" calcext:value-type="float">
            <text:p>3</text:p>
          </table:table-cell>
          <table:table-cell table:formula="of:=[.E21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-SIN(2*PI()/[.$C$19]*([.C21]-1)+[.$C$20])" office:value-type="float" office:value="-0.707106781186547" calcext:value-type="float">
            <text:p>-0.707</text:p>
          </table:table-cell>
          <table:table-cell table:style-name="ce1" table:formula="of:=-SIN(2*PI()/[.$C$19]*([.D21]-1)+[.$C$20])" office:value-type="float" office:value="-0.707106781186548" calcext:value-type="float">
            <text:p>-0.707</text:p>
          </table:table-cell>
          <table:table-cell table:style-name="ce1" table:formula="of:=-SIN(2*PI()/[.$C$19]*([.E21]-1)+[.$C$20])" office:value-type="float" office:value="0.707106781186547" calcext:value-type="float">
            <text:p>0.707</text:p>
          </table:table-cell>
          <table:table-cell table:style-name="ce1" table:formula="of:=-SIN(2*PI()/[.$C$19]*([.F21]-1)+[.$C$20])" office:value-type="float" office:value="0.707106781186548" calcext:value-type="float">
            <text:p>0.7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COS(2*PI()/[.$C$19]*([.C$21]-1)+[.$C$20])" office:value-type="float" office:value="0.707106781186548" calcext:value-type="float">
            <text:p>0.707</text:p>
          </table:table-cell>
          <table:table-cell table:style-name="ce1" table:formula="of:=COS(2*PI()/[.$C$19]*([.D$21]-1)+[.$C$20])" office:value-type="float" office:value="-0.707106781186547" calcext:value-type="float">
            <text:p>-0.707</text:p>
          </table:table-cell>
          <table:table-cell table:style-name="ce1" table:formula="of:=COS(2*PI()/[.$C$19]*([.E$21]-1)+[.$C$20])" office:value-type="float" office:value="-0.707106781186548" calcext:value-type="float">
            <text:p>-0.707</text:p>
          </table:table-cell>
          <table:table-cell table:style-name="ce1" table:formula="of:=COS(2*PI()/[.$C$19]*([.F$21]-1)+[.$C$20])" office:value-type="float" office:value="0.707106781186547" calcext:value-type="float">
            <text:p>0.70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aled values</text:p>
          </table:table-cell>
          <table:table-cell table:number-columns-repeated="4"/>
          <table:table-cell office:value-type="string" calcext:value-type="string">
            <text:p>scale fac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C27]+1" office:value-type="float" office:value="2" calcext:value-type="float">
            <text:p>2</text:p>
          </table:table-cell>
          <table:table-cell table:formula="of:=[.D27]+1" office:value-type="float" office:value="3" calcext:value-type="float">
            <text:p>3</text:p>
          </table:table-cell>
          <table:table-cell table:formula="of:=[.E27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style-name="ce1" table:formula="of:=[.$G28]*-SIN(2*PI()/[.$C$19]*([.C27]-1)+[.$C$20])" office:value-type="float" office:value="-1" calcext:value-type="float">
            <text:p>-1.000</text:p>
          </table:table-cell>
          <table:table-cell table:style-name="ce1" table:formula="of:=[.$G28]*-SIN(2*PI()/[.$C$19]*([.D27]-1)+[.$C$20])" office:value-type="float" office:value="-1" calcext:value-type="float">
            <text:p>-1.000</text:p>
          </table:table-cell>
          <table:table-cell table:style-name="ce1" table:formula="of:=[.$G28]*-SIN(2*PI()/[.$C$19]*([.E27]-1)+[.$C$20])" office:value-type="float" office:value="1" calcext:value-type="float">
            <text:p>1.000</text:p>
          </table:table-cell>
          <table:table-cell table:style-name="ce1" table:formula="of:=[.$G28]*-SIN(2*PI()/[.$C$19]*([.F27]-1)+[.$C$20])" office:value-type="float" office:value="1" calcext:value-type="float">
            <text:p>1.000</text:p>
          </table:table-cell>
          <table:table-cell table:formula="of:=1/MAX([.C22:.F22])" office:value-type="float" office:value="1.41421356237309" calcext:value-type="float">
            <text:p>1.41421356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style-name="ce1" table:formula="of:=[.$G29]*COS(2*PI()/[.$C$19]*([.C27]-1)+[.$C$20])" office:value-type="float" office:value="1" calcext:value-type="float">
            <text:p>1.000</text:p>
          </table:table-cell>
          <table:table-cell table:style-name="ce1" table:formula="of:=[.$G29]*COS(2*PI()/[.$C$19]*([.D27]-1)+[.$C$20])" office:value-type="float" office:value="-1" calcext:value-type="float">
            <text:p>-1.000</text:p>
          </table:table-cell>
          <table:table-cell table:style-name="ce1" table:formula="of:=[.$G29]*COS(2*PI()/[.$C$19]*([.E27]-1)+[.$C$20])" office:value-type="float" office:value="-1" calcext:value-type="float">
            <text:p>-1.000</text:p>
          </table:table-cell>
          <table:table-cell table:style-name="ce1" table:formula="of:=[.$G29]*COS(2*PI()/[.$C$19]*([.F27]-1)+[.$C$20])" office:value-type="float" office:value="1" calcext:value-type="float">
            <text:p>1.000</text:p>
          </table:table-cell>
          <table:table-cell table:formula="of:=1/MAX([.C23:.F23])" office:value-type="float" office:value="1.4142135623731" calcext:value-type="float">
            <text:p>1.4142135624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office:value-type="string" calcext:value-type="string">
            <text:p>Z</text:p>
          </table:table-cell>
          <table:table-cell table:number-columns-repeated="5"/>
          <table:table-cell table:style-name="ce1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4:58:43.994693172</meta:creation-date>
    <dc:date>2017-08-03T15:49:24.473730063</dc:date>
    <meta:editing-duration>PT28M59S</meta:editing-duration>
    <meta:editing-cycles>2</meta:editing-cycles>
    <meta:generator>LibreOffice/5.1.6.2$Linux_X86_64 LibreOffice_project/10m0$Build-2</meta:generator>
    <meta:document-statistic meta:table-count="1" meta:cell-count="103" meta:object-count="0"/>
  </office:meta>
</office:document-meta>
</file>